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font-size-complex="11pt"/>
    </style:style>
    <style:style style:name="P6" style:family="paragraph" style:parent-style-name="Standard">
      <style:paragraph-properties fo:text-align="justify" style:justify-single-word="false"/>
    </style:style>
    <style:style style:name="P7" style:family="paragraph" style:parent-style-name="Standard">
      <style:text-properties style:font-name="Calibri" fo:font-size="16pt" style:font-size-asian="16pt" style:font-size-complex="16pt"/>
    </style:style>
    <style:style style:name="P8" style:family="paragraph" style:parent-style-name="Standard">
      <style:text-properties style:font-name="Calibri" fo:font-size="13pt" style:font-size-asian="13pt" style:font-size-complex="13pt"/>
    </style:style>
    <style:style style:name="P9" style:family="paragraph" style:parent-style-name="Standard">
      <style:text-properties style:font-name="Calibri" fo:font-size="13pt" fo:font-weight="bold" style:font-size-asian="13pt" style:font-weight-asian="bold" style:font-size-complex="13pt" style:font-weight-complex="bold"/>
    </style:style>
    <style:style style:name="P10" style:family="paragraph" style:parent-style-name="Standard">
      <style:paragraph-properties fo:break-before="page"/>
    </style:style>
    <style:style style:name="P11" style:family="paragraph" style:parent-style-name="Contents_20_2">
      <style:paragraph-properties>
        <style:tab-stops>
          <style:tab-stop style:position="14.651cm" style:type="right" style:leader-style="dotted" style:leader-text="."/>
        </style:tab-stops>
      </style:paragraph-properties>
    </style:style>
    <style:style style:name="P12" style:family="paragraph" style:parent-style-name="Contents_20_1">
      <style:paragraph-properties>
        <style:tab-stops>
          <style:tab-stop style:position="14.651cm" style:type="right" style:leader-style="dotted" style:leader-text="."/>
        </style:tab-stops>
      </style:paragraph-properties>
    </style:style>
    <style:style style:name="P13" style:family="paragraph" style:parent-style-name="Normal_20__28_Web_29_">
      <style:paragraph-properties fo:margin-top="0.176cm" fo:margin-bottom="0cm"/>
    </style:style>
    <style:style style:name="P14" style:family="paragraph" style:parent-style-name="List_20_Paragraph">
      <style:paragraph-properties fo:margin-left="1.199cm" fo:margin-right="0cm" fo:text-indent="0cm" style:auto-text-indent="false"/>
    </style:style>
    <style:style style:name="P15" style:family="paragraph" style:parent-style-name="Contents_20_3">
      <style:paragraph-properties>
        <style:tab-stops>
          <style:tab-stop style:position="14.651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paragraph-properties fo:text-align="center" style:justify-single-word="false"/>
      <style:text-properties fo:font-size="18pt" fo:language="en" fo:country="US" fo:font-weight="bold" style:font-size-asian="18pt" style:font-weight-asian="bold"/>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text-properties fo:font-weight="bold" style:font-weight-asian="bold"/>
    </style:style>
    <style:style style:name="P21" style:family="paragraph" style:parent-style-name="Standard">
      <style:paragraph-properties fo:text-align="justify" style:justify-single-word="false"/>
      <style:text-properties fo:font-weight="bold" style:font-weight-asian="bold"/>
    </style:style>
    <style:style style:name="P22" style:family="paragraph" style:parent-style-name="Standard">
      <style:paragraph-properties fo:text-align="center" style:justify-single-word="false"/>
      <style:text-properties fo:font-size="14pt" fo:font-weight="bold" style:font-size-asian="14pt" style:font-weight-asian="bold"/>
    </style:style>
    <style:style style:name="P23"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24" style:family="paragraph" style:parent-style-name="Standard">
      <style:paragraph-properties fo:break-before="page"/>
      <style:text-properties fo:font-weight="bold" style:font-weight-asian="bold"/>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6" style:family="paragraph" style:parent-style-name="Standard">
      <style:paragraph-properties fo:text-align="center" style:justify-single-word="false" fo:break-before="page"/>
      <style:text-properties fo:font-size="14pt" fo:font-weight="bold" style:font-size-asian="14pt" style:font-weight-asian="bold"/>
    </style:style>
    <style:style style:name="P27" style:family="paragraph" style:parent-style-name="List_20_Paragraph" style:list-style-name="L1">
      <style:text-properties fo:language="en" fo:country="US"/>
    </style:style>
    <style:style style:name="P28" style:family="paragraph" style:parent-style-name="List_20_Paragraph" style:list-style-name="L2">
      <style:paragraph-properties fo:text-align="justify" style:justify-single-word="false"/>
      <style:text-properties fo:font-weight="bold" style:font-weight-asian="bold"/>
    </style:style>
    <style:style style:name="P29" style:family="paragraph" style:parent-style-name="List_20_Paragraph" style:list-style-name="WWNum3"/>
    <style:style style:name="P30" style:family="paragraph" style:parent-style-name="List_20_Paragraph" style:list-style-name="L2">
      <style:paragraph-properties fo:margin-top="0cm" fo:margin-bottom="0.212cm" fo:text-align="justify" style:justify-single-word="false"/>
      <style:text-properties fo:font-weight="bold" style:font-weight-asian="bold"/>
    </style:style>
    <style:style style:name="P31" style:family="paragraph" style:parent-style-name="List_20_Paragraph" style:list-style-name="L3">
      <style:paragraph-properties fo:margin-top="0cm" fo:margin-bottom="0.212cm" fo:text-align="justify" style:justify-single-word="false"/>
      <style:text-properties fo:language="en" fo:country="US"/>
    </style:style>
    <style:style style:name="P32" style:family="paragraph" style:parent-style-name="AppendixSection">
      <style:paragraph-properties fo:break-before="page"/>
    </style:style>
    <style:style style:name="P33" style:family="paragraph" style:parent-style-name="Heading_20_2">
      <style:paragraph-properties fo:text-align="justify" style:justify-single-word="false"/>
    </style:style>
    <style:style style:name="P34" style:family="paragraph" style:parent-style-name="Heading_20_2">
      <style:text-properties fo:language="en" fo:country="US"/>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P2"/>
      <text:p text:style-name="P2"/>
      <text:p text:style-name="P17">FIXME – the name of your project</text:p>
      <text:p text:style-name="Standard"/>
      <text:p text:style-name="Standard"/>
      <text:p text:style-name="P4">Final Report for <office:annotation office:name="__Annotation__646_1409587199"><dc:creator>Neil Taylor</dc:creator><dc:date>2014-04-04T12:25:00</dc:date><textooo:sender-initials>NT</textooo:sender-initials><text:p>Change this for your module.</text:p></office:annotation>CS39440 Major Project<office:annotation-end office:name="__Annotation__646_1409587199"/></text:p>
      <text:p text:style-name="P4"/>
      <text:p text:style-name="P4"><text:span text:style-name="T6">Author</text:span>: Your Name (<text:a xlink:type="simple" xlink:href="mailto:yourid@aber.ac.uk" text:style-name="Internet_20_link" text:visited-style-name="Visited_20_Internet_20_Link">yourid@aber.ac.uk</text:a>)</text:p>
      <text:p text:style-name="P4"><text:span text:style-name="T6">Supervisor</text:span>: Dr./Prof. My Supervisor (supervisorid@aber.ac.uk)</text:p>
      <text:p text:style-name="P4"/>
      <text:p text:style-name="P4"><office:annotation office:name="__Annotation__665_1409587199"><dc:creator>Neil Taylor</dc:creator><dc:date>2014-04-04T12:25:00</dc:date><textooo:sender-initials>NT</textooo:sender-initials><text:p>Date for this version of the document.</text:p></office:annotation>6<text:span text:style-name="T7">th</text:span> March 201<office:annotation-end office:name="__Annotation__665_1409587199"/>6</text:p>
      <text:p text:style-name="P4"/>
      <text:p text:style-name="P4">Version 1.0 (Draft)</text:p>
      <text:p text:style-name="P4"/>
      <text:p text:style-name="P4"/>
      <text:p text:style-name="P4"/>
      <text:p text:style-name="P4"/>
      <text:p text:style-name="P4">This report is submitted as partial fulfilment of a <office:annotation office:name="__Annotation__671_1409587199"><dc:creator>Neil Taylor</dc:creator><dc:date>2014-04-04T12:25:00</dc:date><textooo:sender-initials>NT</textooo:sender-initials><text:p>Change as appropriate. </text:p></office:annotation>BSc<office:annotation-end office:name="__Annotation__671_1409587199"/> degree in<text:line-break/><office:annotation office:name="__Annotation__677_1409587199"><dc:creator>Neil Taylor</dc:creator><dc:date>2014-04-04T12:25:00</dc:date><textooo:sender-initials>NT</textooo:sender-initials><text:p>Change as appropriate.</text:p></office:annotation>Computer Science <office:annotation-end office:name="__Annotation__677_1409587199"/>(<office:annotation office:name="__Annotation__682_1409587199"><dc:creator>Neil Taylor</dc:creator><dc:date>2014-04-04T12:25:00</dc:date><textooo:sender-initials>NT</textooo:sender-initials><text:p>Change as appropriate.</text:p></office:annotation>G400<office:annotation-end office:name="__Annotation__682_1409587199"/>)</text:p>
      <text:p text:style-name="P4"/>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4">Declaration of originality</text:p>
      <text:p text:style-name="Standard"/>
      <text:p text:style-name="P2">I confirm that:<text:line-break/></text:p>
      <text:list xml:id="list8200655587410513055" text:style-name="L1">
        <text:list-item>
          <text:p text:style-name="P27">This submission is my own work, except where clearly indicated. </text:p>
          <text:p text:style-name="P27"/>
        </text:list-item>
        <text:list-item>
          <text:p text:style-name="P27">I understand that there are severe penalties for Unacceptable Academic Practice, which can lead to loss of marks or even the withholding of a degree. </text:p>
          <text:p text:style-name="P27"/>
        </text:list-item>
        <text:list-item>
          <text:p text:style-name="P27">I have read the regulations on Unacceptable Academic Practice from the University’s Academic Quality and Records Office (AQRO) and the relevant sections of the current Student Handbook of the Department of Computer Science. </text:p>
          <text:p text:style-name="P27"/>
        </text:list-item>
        <text:list-item>
          <text:p text:style-name="P27">In submitting this work I understand and agree to abide by the University’s regulations governing these issues. <text:s/></text:p>
        </text:list-item>
      </text:list>
      <text:p text:style-name="P2"/>
      <text:p text:style-name="P2">Name <text:s text:c="2"/>…………………………………………</text:p>
      <text:p text:style-name="Standard"/>
      <text:p text:style-name="Standard">Date ……………………………………………</text:p>
      <text:p text:style-name="Standard"/>
      <text:p text:style-name="Standard"/>
      <text:p text:style-name="Standard"/>
      <text:p text:style-name="Standard"/>
      <text:p text:style-name="P20">Consent to share this work</text:p>
      <text:p text:style-name="Standard"/>
      <text:p text:style-name="P2">By including my name below, I hereby agree to this dissertation being made available to other students and academic staff of the Aberystwyth Computer Science Department.</text:p>
      <text:p text:style-name="P2"/>
      <text:p text:style-name="P2"/>
      <text:p text:style-name="P2">Name <text:s text:c="2"/>…………………………………………</text:p>
      <text:p text:style-name="Standard"/>
      <text:p text:style-name="Standard">Date ……………………………………………</text:p>
      <text:p text:style-name="Standard"/>
      <text:p text:style-name="P13"/>
      <text:p text:style-name="P13"/>
      <text:p text:style-name="P25">Acknowledgements</text:p>
      <text:p text:style-name="Standard"/>
      <text:p text:style-name="Standard">I am grateful to…</text:p>
      <text:p text:style-name="Standard"/>
      <text:p text:style-name="Standard">I’d like to thank…</text:p>
      <text:p text:style-name="P5"/>
      <text:p text:style-name="P26">Abstract</text:p>
      <text:p text:style-name="Standard"/>
      <text:p text:style-name="P3">Include an abstract for your project. This should be no more than 300 words.</text:p>
      <text:p text:style-name="P10"/>
      <text:p text:style-name="P22">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1.Background, Analysis &amp; Process<text:tab/>6</text:p>
          <text:p text:style-name="P11">1.1.Background <text:tab/>6</text:p>
          <text:p text:style-name="P11">1.2.Analysis <text:tab/>6</text:p>
          <text:p text:style-name="P11">1.3.Process <text:tab/>6</text:p>
          <text:p text:style-name="P12">2.Design<text:tab/>7</text:p>
          <text:p text:style-name="P11">2.1.Overall Architecture<text:tab/>7</text:p>
          <text:p text:style-name="P11">2.2.Detailed Design <text:tab/>7</text:p>
          <text:p text:style-name="P15">2.2.1.Even More Detail<text:tab/>7</text:p>
          <text:p text:style-name="P11">2.3.User Interface Design <text:tab/>7</text:p>
          <text:p text:style-name="P11">2.4.Other Relevant Sections<text:tab/>7</text:p>
          <text:p text:style-name="P12">3.Implementation<text:tab/>8</text:p>
          <text:p text:style-name="P12">4.Testing<text:tab/>9</text:p>
          <text:p text:style-name="P11">4.1.Overall Approach to Testing <text:tab/>9</text:p>
          <text:p text:style-name="P11">4.2.Automated Testing <text:tab/>9</text:p>
          <text:p text:style-name="P15">4.2.1.Unit Tests<text:tab/>9</text:p>
          <text:p text:style-name="P15">4.2.2.User Interface Testing <text:tab/>9</text:p>
          <text:p text:style-name="P15">4.2.3.Stress Testing <text:tab/>9</text:p>
          <text:p text:style-name="P15">4.2.4.Other Types of Testing <text:tab/>9</text:p>
          <text:p text:style-name="P11">4.3.Integration Testing <text:tab/>9</text:p>
          <text:p text:style-name="P11">4.4.User Testing<text:tab/>9</text:p>
          <text:p text:style-name="P12">5.Critical Evaluation<text:tab/>10</text:p>
          <text:p text:style-name="P12">6.Appendices<text:tab/>11</text:p>
          <text:p text:style-name="P11">6.1.Third-Party Code and Libraries<text:tab/>11</text:p>
          <text:p text:style-name="P11">6.2.Ethics Submission<text:tab/>12</text:p>
          <text:p text:style-name="P11">6.3.Code Samples<text:tab/>13</text:p>
          <text:p text:style-name="P12">Annotated Bibliography<text:tab/>14</text:p>
        </text:index-body>
      </text:table-of-content>
      <text:p text:style-name="P23"/>
      <text:p text:style-name="Standard"/>
      <text:list xml:id="list8777267350576890209" text:style-name="Outline">
        <text:list-item>
          <text:h text:style-name="P36" text:outline-level="1"><text:bookmark-start text:name="__RefNumPara__4143_1409587199"/><text:bookmark-start text:name="_Toc476088413"/><text:bookmark-start text:name="_Toc192777705"/><text:bookmark-start text:name="_Toc222978592"/>Background, Analysis &amp; <text:bookmark-end text:name="_Toc192777705"/><text:bookmark-end text:name="_Toc222978592"/>Process<text:bookmark-end text:name="__RefNumPara__4143_1409587199"/><text:bookmark-end text:name="_Toc476088413"/></text:h>
        </text:list-item>
      </text:list>
      <text:p text:style-name="P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6"/>
      <text:p text:style-name="P21">Notes: </text:p>
      <text:list xml:id="list2210745479191175562" text:style-name="L2">
        <text:list-item>
          <text:p text:style-name="P30">All of the sections and text in this example are for illustration purposes. The main Chapters are a good starting point, but the content and actual sections that you include are likely to be different.</text:p>
        </text:list-item>
        <text:list-item>
          <text:p text:style-name="P28">Look at the document on the Structure of the Final Report for additional guidance. </text:p>
        </text:list-item>
      </text:list>
      <text:list xml:id="list167045261" text:continue-list="list8777267350576890209" text:style-name="Outline">
        <text:list-item>
          <text:list>
            <text:list-item>
              <text:h text:style-name="P33" text:outline-level="2"><text:bookmark-start text:name="_Toc476088414"/>Background<text:bookmark-end text:name="_Toc476088414"/> </text:h>
            </text:list-item>
          </text:list>
        </text:list-item>
      </text:list>
      <text:p text:style-name="P6">What was your background preparation for the project? What similar systems did you assess? What was your motivation and interest in this project? </text:p>
      <text:list xml:id="list1536539904" text:continue-numbering="true" text:style-name="Outline">
        <text:list-item>
          <text:list>
            <text:list-item>
              <text:h text:style-name="P33" text:outline-level="2"><text:bookmark-start text:name="_Toc476088415"/>Analysis<text:bookmark-end text:name="_Toc476088415"/> </text:h>
            </text:list-item>
          </text:list>
        </text:list-item>
      </text:list>
      <text:p text:style-name="P6">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P6"/>
      <text:p text:style-name="P6">There should be a clear statement of the objectives of the work, which you will evaluate at the end of the work. </text:p>
      <text:p text:style-name="P6"/>
      <text:p text:style-name="P3">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3"/>
      <text:p text:style-name="P3">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list xml:id="list1903276259" text:continue-numbering="true" text:style-name="Outline">
        <text:list-item>
          <text:list>
            <text:list-item>
              <text:h text:style-name="P33" text:outline-level="2"><text:bookmark-start text:name="_Toc476088416"/>Process<text:bookmark-end text:name="_Toc476088416"/> </text:h>
            </text:list-item>
          </text:list>
        </text:list-item>
      </text:list>
      <text:p text:style-name="P3">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2"/>
      <text:p text:style-name="Standard"/>
      <text:p text:style-name="P7"/>
      <text:list xml:id="list215644207" text:continue-numbering="true" text:style-name="Outline">
        <text:list-item>
          <text:h text:style-name="P36" text:outline-level="1"><text:bookmark-end text:name="_Toc192777706"/><text:bookmark-start text:name="_Toc192777707"/><text:bookmark-start text:name="_Toc222978596"/><text:bookmark-start text:name="_Toc476088417"/>Design<text:bookmark-end text:name="_Toc192777707"/><text:bookmark-end text:name="_Toc222978596"/><text:bookmark-end text:name="_Toc476088417"/></text:h>
        </text:list-item>
      </text:list>
      <text:p text:style-name="P3">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3"/>
      <text:p text:style-name="P3">The design should describe what you expected to do, and might also explain areas that you had to revise after some investigation.</text:p>
      <text:p text:style-name="P3"/>
      <text:p text:style-name="P3">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
      <text:p text:style-name="P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6"><text:s/></text:p>
      <text:p text:style-name="P3">You should also identify any support tools that you used. You should discuss your choice of implementation tools - programming language, compilers, database management system, program development environment, etc.</text:p>
      <text:p text:style-name="P6"/>
      <text:p text:style-name="P6">Some example sub-sections may be as follows, but the specific sections are for you to define. </text:p>
      <text:list xml:id="list147755819" text:continue-numbering="true" text:style-name="Outline">
        <text:list-item>
          <text:list>
            <text:list-item>
              <text:h text:style-name="Heading_20_2" text:outline-level="2"><text:bookmark-start text:name="_Toc192777708"/><text:bookmark-start text:name="_Toc222978597"/><text:bookmark-start text:name="_Toc476088418"/>Overall Architecture<text:bookmark-end text:name="_Toc222978597"/><text:bookmark-end text:name="_Toc476088418"/></text:h>
            </text:list-item>
          </text:list>
        </text:list-item>
      </text:list>
      <text:p text:style-name="Standard"/>
      <text:list xml:id="list1608918907" text:continue-numbering="true" text:style-name="Outline">
        <text:list-item>
          <text:list>
            <text:list-item>
              <text:h text:style-name="Heading_20_2" text:outline-level="2"><text:bookmark-start text:name="_Toc222978598"/><text:bookmark-start text:name="_Toc476088419"/>Detailed Design<text:bookmark-end text:name="_Toc222978598"/><text:bookmark-end text:name="_Toc476088419"/> </text:h>
            </text:list-item>
          </text:list>
        </text:list-item>
      </text:list>
      <text:p text:style-name="Standard"/>
      <text:list xml:id="list753951831" text:continue-numbering="true" text:style-name="Outline">
        <text:list-item>
          <text:list>
            <text:list-item>
              <text:list>
                <text:list-item>
                  <text:h text:style-name="Heading_20_3" text:outline-level="3"><text:bookmark-start text:name="_Toc222978599"/><text:bookmark-start text:name="_Toc476088420"/>Even More Detail<text:bookmark-end text:name="_Toc222978599"/><text:bookmark-end text:name="_Toc476088420"/></text:h>
                </text:list-item>
              </text:list>
            </text:list-item>
          </text:list>
        </text:list-item>
      </text:list>
      <text:p text:style-name="Standard"/>
      <text:list xml:id="list135387576" text:continue-numbering="true" text:style-name="Outline">
        <text:list-item>
          <text:list>
            <text:list-item>
              <text:h text:style-name="Heading_20_2" text:outline-level="2"><text:bookmark-start text:name="_Toc222978600"/><text:bookmark-start text:name="_Toc476088421"/>User Interface Design<text:bookmark-end text:name="_Toc222978600"/><text:bookmark-end text:name="_Toc476088421"/> </text:h>
            </text:list-item>
          </text:list>
        </text:list-item>
      </text:list>
      <text:p text:style-name="Standard"/>
      <text:list xml:id="list2041772565" text:continue-numbering="true" text:style-name="Outline">
        <text:list-item>
          <text:list>
            <text:list-item>
              <text:h text:style-name="Heading_20_2" text:outline-level="2"><text:bookmark-start text:name="_Toc222978601"/><text:bookmark-start text:name="_Toc476088422"/>Other Relevant Sections<text:bookmark-end text:name="_Toc222978601"/><text:bookmark-end text:name="_Toc476088422"/></text:h>
            </text:list-item>
          </text:list>
        </text:list-item>
      </text:list>
      <text:p text:style-name="Standard"/>
      <text:p text:style-name="P7"/>
      <text:list xml:id="list50785801" text:continue-numbering="true" text:style-name="Outline">
        <text:list-item>
          <text:h text:style-name="P36" text:outline-level="1"><text:bookmark-start text:name="_Toc222978602"/><text:bookmark-start text:name="_Toc476088423"/>Implementation<text:bookmark-end text:name="_Toc192777708"/><text:bookmark-end text:name="_Toc222978602"/><text:bookmark-end text:name="_Toc476088423"/></text:h>
        </text:list-item>
      </text:list>
      <text:p text:style-name="P3"><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
      <text:p text:style-name="P3">It is more likely that things were more complex than you first thought. In particular, were there any problems or difficulties that you found during implementation that you had to address? Did such problems simply delay you or were they more significant? </text:p>
      <text:p text:style-name="P6"/>
      <text:p text:style-name="P6">You can conclude this section by reviewing the end of the implementation stage against the planned requirements. </text:p>
      <text:p text:style-name="P10"/>
      <text:list xml:id="list1773914454" text:continue-numbering="true" text:style-name="Outline">
        <text:list-item>
          <text:h text:style-name="Heading_20_1" text:outline-level="1"><text:bookmark-start text:name="_Toc222978603"/><text:bookmark-start text:name="_Toc476088424"/>Testing<text:bookmark-end text:name="_Toc192777712"/><text:bookmark-end text:name="_Toc222978603"/><text:bookmark-end text:name="_Toc476088424"/></text:h>
        </text:list-item>
      </text:list>
      <text:p text:style-name="Standard">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6"/>
      <text:p text:style-name="P6">Provide information in the body of your report and the appendix to explain the testing that has been performed. How does this testing address the requirements and design for the project?</text:p>
      <text:p text:style-name="P6"/>
      <text:p text:style-name="P6">How comprehensive is the testing within the constraints of the project? Are you testing the normal working behaviour? Are you testing the exceptional behaviour, e.g. error conditions? Are you testing security issues if they are relevant for your project?</text:p>
      <text:p text:style-name="P6"/>
      <text:p text:style-name="P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6"/>
      <text:p text:style-name="P6">The following sections indicate some areas you might include. Other sections may be more appropriate to your project.<text:span text:style-name="T1"> </text:span></text:p>
      <text:list xml:id="list1432721983" text:continue-numbering="true" text:style-name="Outline">
        <text:list-item>
          <text:list>
            <text:list-item>
              <text:h text:style-name="Heading_20_2" text:outline-level="2"><text:bookmark-start text:name="_Toc222978604"/><text:bookmark-start text:name="_Toc476088425"/><text:span text:style-name="T1">Overall Approach to Testing</text:span><text:bookmark-end text:name="_Toc222978604"/><text:bookmark-end text:name="_Toc476088425"/><text:span text:style-name="T1"> </text:span></text:h>
            </text:list-item>
          </text:list>
        </text:list-item>
      </text:list>
      <text:p text:style-name="P2"/>
      <text:list xml:id="list792199376" text:continue-numbering="true" text:style-name="Outline">
        <text:list-item>
          <text:list>
            <text:list-item>
              <text:h text:style-name="Heading_20_2" text:outline-level="2"><text:bookmark-start text:name="_Toc222978605"/><text:bookmark-start text:name="_Toc476088426"/><text:span text:style-name="T1">Automated Testing</text:span><text:bookmark-end text:name="_Toc222978605"/><text:bookmark-end text:name="_Toc476088426"/><text:span text:style-name="T1"> </text:span></text:h>
            </text:list-item>
          </text:list>
        </text:list-item>
      </text:list>
      <text:p text:style-name="P2"/>
      <text:list xml:id="list864265938" text:continue-numbering="true" text:style-name="Outline">
        <text:list-item>
          <text:list>
            <text:list-item>
              <text:list>
                <text:list-item>
                  <text:h text:style-name="P37" text:outline-level="3"><text:bookmark-start text:name="_Toc222978606"/><text:bookmark-start text:name="_Toc476088427"/>Unit Tests<text:bookmark-end text:name="_Toc222978606"/><text:bookmark-end text:name="_Toc476088427"/></text:h>
                </text:list-item>
              </text:list>
            </text:list-item>
          </text:list>
        </text:list-item>
      </text:list>
      <text:p text:style-name="P2"/>
      <text:list xml:id="list906196564" text:continue-numbering="true" text:style-name="Outline">
        <text:list-item>
          <text:list>
            <text:list-item>
              <text:list>
                <text:list-item>
                  <text:h text:style-name="Heading_20_3" text:outline-level="3"><text:bookmark-start text:name="_Toc222978607"/><text:bookmark-start text:name="_Toc476088428"/><text:span text:style-name="T1">User Interface Testing</text:span><text:bookmark-end text:name="_Toc222978607"/><text:bookmark-end text:name="_Toc476088428"/><text:span text:style-name="T1"> </text:span></text:h>
                </text:list-item>
              </text:list>
            </text:list-item>
          </text:list>
        </text:list-item>
      </text:list>
      <text:p text:style-name="P2"/>
      <text:list xml:id="list1259591530" text:continue-numbering="true" text:style-name="Outline">
        <text:list-item>
          <text:list>
            <text:list-item>
              <text:list>
                <text:list-item>
                  <text:h text:style-name="Heading_20_3" text:outline-level="3"><text:bookmark-start text:name="_Toc222978608"/><text:bookmark-start text:name="_Toc476088429"/><text:span text:style-name="T1">Stress Testing</text:span><text:bookmark-end text:name="_Toc222978608"/><text:bookmark-end text:name="_Toc476088429"/><text:span text:style-name="T1"> </text:span></text:h>
                </text:list-item>
              </text:list>
            </text:list-item>
          </text:list>
        </text:list-item>
      </text:list>
      <text:p text:style-name="P2"/>
      <text:list xml:id="list829017490" text:continue-numbering="true" text:style-name="Outline">
        <text:list-item>
          <text:list>
            <text:list-item>
              <text:list>
                <text:list-item>
                  <text:h text:style-name="Heading_20_3" text:outline-level="3"><text:bookmark-start text:name="_Toc222978609"/><text:bookmark-start text:name="_Toc476088430"/><text:span text:style-name="T1">Other Types of Testing</text:span><text:bookmark-end text:name="_Toc222978609"/><text:bookmark-end text:name="_Toc476088430"/><text:span text:style-name="T1"> </text:span></text:h>
                </text:list-item>
              </text:list>
            </text:list-item>
          </text:list>
        </text:list-item>
      </text:list>
      <text:p text:style-name="P2"/>
      <text:list xml:id="list1191017600" text:continue-numbering="true" text:style-name="Outline">
        <text:list-item>
          <text:list>
            <text:list-item>
              <text:h text:style-name="Heading_20_2" text:outline-level="2"><text:bookmark-start text:name="_Toc222978610"/><text:bookmark-start text:name="_Toc476088431"/><text:span text:style-name="T1">Integration Testing</text:span><text:bookmark-end text:name="_Toc222978610"/><text:bookmark-end text:name="_Toc476088431"/><text:span text:style-name="T1"> </text:span></text:h>
            </text:list-item>
          </text:list>
        </text:list-item>
      </text:list>
      <text:p text:style-name="P2"/>
      <text:list xml:id="list1505694419" text:continue-numbering="true" text:style-name="Outline">
        <text:list-item>
          <text:list>
            <text:list-item>
              <text:h text:style-name="P34" text:outline-level="2"><text:bookmark-start text:name="_Toc222978611"/><text:bookmark-start text:name="_Toc476088432"/>User Testing<text:bookmark-end text:name="_Toc222978611"/><text:bookmark-end text:name="_Toc476088432"/></text:h>
            </text:list-item>
          </text:list>
        </text:list-item>
      </text:list>
      <text:p text:style-name="P2"/>
      <text:p text:style-name="P10"><text:bookmark-start text:name="_Toc192777716"/></text:p>
      <text:list xml:id="list1026768791" text:continue-numbering="true" text:style-name="Outline">
        <text:list-item>
          <text:h text:style-name="Heading_20_1" text:outline-level="1"><text:bookmark-start text:name="_Toc222978612"/><text:bookmark-start text:name="_Toc476088433"/>Critical Evaluation<text:bookmark-end text:name="_Toc192777716"/><text:bookmark-end text:name="_Toc222978612"/><text:bookmark-end text:name="_Toc476088433"/></text:h>
        </text:list-item>
      </text:list>
      <text:p text:style-name="P3">Examiners expect to find in your dissertation a section addressing such questions as:</text:p>
      <text:p text:style-name="P3"/>
      <text:list xml:id="list2584111172415053985" text:style-name="L3">
        <text:list-item>
          <text:list>
            <text:list-item>
              <text:list>
                <text:list-item>
                  <text:list>
                    <text:list-item>
                      <text:p text:style-name="P31">Were the requirements correctly identified?</text:p>
                    </text:list-item>
                    <text:list-item>
                      <text:p text:style-name="P31">Were the design decisions correct?</text:p>
                    </text:list-item>
                    <text:list-item>
                      <text:p text:style-name="P31">Could a more suitable set of tools have been chosen?</text:p>
                    </text:list-item>
                    <text:list-item>
                      <text:p text:style-name="P31">How well did the software meet the needs of those who were expecting to use it? </text:p>
                    </text:list-item>
                    <text:list-item>
                      <text:p text:style-name="P31">How well were any other project aims achieved? </text:p>
                    </text:list-item>
                    <text:list-item>
                      <text:p text:style-name="P31">If you were starting again, what would you do differently?</text:p>
                    </text:list-item>
                  </text:list>
                </text:list-item>
              </text:list>
            </text:list-item>
          </text:list>
        </text:list-item>
      </text:list>
      <text:p text:style-name="P3"/>
      <text:p text:style-name="P2">Other questions can be addressed as appropriate for a project.</text:p>
      <text:p text:style-name="P3"/>
      <text:p text:style-name="P3">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3"/>
      <text:p text:style-name="P3">There will be good things and room for improvement with any project. As you write this section, identify and discuss the parts of the work that went well and also consider ways in which the work could be improved. </text:p>
      <text:p text:style-name="P3"/>
      <text:p text:style-name="P2">In the latter stages of the module, we will discuss the evaluation. That will probably be around week 9, although that differs each year.</text:p>
      <text:p text:style-name="Standard"/>
      <text:p text:style-name="Standard"/>
      <text:p text:style-name="P7"><text:bookmark-start text:name="_Toc192777717"/></text:p>
      <text:list xml:id="list492447951" text:continue-list="list1026768791" text:style-name="Outline">
        <text:list-item>
          <text:h text:style-name="P36" text:outline-level="1"><text:bookmark-start text:name="_Toc222978613"/><text:bookmark-start text:name="_Toc476088434"/>Appendices<text:bookmark-end text:name="_Toc192777717"/><text:bookmark-end text:name="_Toc222978613"/><text:bookmark-end text:name="_Toc476088434"/></text:h>
        </text:list-item>
      </text:list>
      <text:p text:style-name="P6">The appendices are for additional content that is useful to support the discussion in the report. It is material that is not necessarily needed in the body of the report, but its inclusion in the appendices makes it easy to access.</text:p>
      <text:p text:style-name="P6"/>
      <text:p text:style-name="P6">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
      <text:p text:style-name="P6">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
      <text:p text:style-name="P6">There is a balance to be struck between what is relevant to include in the body of your report and whether additional supporting evidence is appropriate in the appendices. Speak to your supervisor or the module coordinator if you have questions about this.</text:p>
      <text:p text:style-name="Standard"/>
      <text:list xml:id="list938701825" text:continue-numbering="true" text:style-name="Outline">
        <text:list-item>
          <text:list>
            <text:list-item>
              <text:h text:style-name="AppendixSection" text:outline-level="2"><text:bookmark-start text:name="_Toc222978614"/><text:bookmark-start text:name="_Toc476088435"/>Third-Party Code and Libraries<text:bookmark-end text:name="_Toc222978614"/><text:bookmark-end text:name="_Toc476088435"/></text:h>
            </text:list-item>
          </text:list>
        </text:list-item>
      </text:list>
      <text:p text:style-name="P6">If you have made use of any third party code or software libraries, i.e. any code that you have not designed and written yourself, then you must include this appendix. </text:p>
      <text:p text:style-name="P6"/>
      <text:p text:style-name="P6">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p>
      <text:p text:style-name="P6"/>
      <text:p text:style-name="P6">Therefore, you need to clearly state what you have used and where the original material can be found. Also, if you have made any changes to the original versions, you must explain what you have changed. </text:p>
      <text:p text:style-name="P6"/>
      <text:p text:style-name="P6">As an example, you might include a definition such as: </text:p>
      <text:p text:style-name="P6"/>
      <text:p text:style-name="P6"><text:span text:style-name="T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number-all-superior" text:ref-name="__RefNumPara__4145_1409587199">[5]</text:bookmark-ref>. The library is released using the Apache License <text:bookmark-ref text:reference-format="number-all-superior" text:ref-name="__RefNumPara__4147_1409587199">[6]</text:bookmark-ref>. This library was used without modification. </text:p>
      <text:p text:style-name="Standard"/>
      <text:p text:style-name="Standard"/>
      <text:p text:style-name="Standard"/>
      <text:p text:style-name="Standard"/>
      <text:p text:style-name="P8"/>
      <text:list xml:id="list2114666819" text:continue-numbering="true" text:style-name="Outline">
        <text:list-item>
          <text:list>
            <text:list-item>
              <text:h text:style-name="P32" text:outline-level="2"><text:bookmark-start text:name="_Toc222978615"/><text:bookmark-start text:name="_Toc476088436"/>Ethics Submission<text:bookmark-end text:name="_Toc476088436"/></text:h>
            </text:list-item>
          </text:list>
        </text:list-item>
      </text:list>
      <text:p text:style-name="Standard">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
      <text:list xml:id="list1118833989" text:continue-numbering="true" text:style-name="Outline">
        <text:list-item>
          <text:list>
            <text:list-item>
              <text:h text:style-name="P32" text:outline-level="2"><text:bookmark-start text:name="_Toc476088437"/>Code Samples<text:bookmark-end text:name="_Toc222978615"/><text:bookmark-end text:name="_Toc476088437"/></text:h>
            </text:list-item>
          </text:list>
        </text:list-item>
      </text:list>
      <text:p text:style-name="Standard"/>
      <text:p text:style-name="P6">This is an example appendix. <text:s/>Include as many appendices as you need. The appendices do not count towards the overall word count for the report. </text:p>
      <text:p text:style-name="P6"/>
      <text:p text:style-name="P6">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
      <text:p text:style-name="P6">As a general guide, if you are discussing short extracts of code then you are advised to include such code in the body of the report. If there is a longer extract that is relevant, then you might include it as shown in the following section.</text:p>
      <text:p text:style-name="P6"/>
      <text:p text:style-name="P6">Only include code in the appendix if that code is discussed and referred to in the body of the report.</text:p>
      <text:p text:style-name="P6"/>
      <text:p text:style-name="P6">Random Number Generator</text:p>
      <text:p text:style-name="P6">The Bayes Durham Shuffle ensures that the pseudo random numbers used in the simulation are further shuffled, ensuring minimal correlation between subsequent random outputs.</text:p>
      <text:p text:style-name="P6"/>
      <text:p text:style-name="P6">// Some example code here…</text:p>
      <text:p text:style-name="Standard"/>
      <text:p text:style-name="P10"><text:bookmark-start text:name="_Toc192777719"/></text:p>
      <text:h text:style-name="P35" text:outline-level="1"><text:bookmark-start text:name="_Toc222978616"/><text:bookmark-start text:name="_Toc476088438"/>Annotated Bibliography<text:bookmark-end text:name="_Toc192777719"/><text:bookmark-end text:name="_Toc222978616"/><text:bookmark-end text:name="_Toc476088438"/></text:h>
      <text:p text:style-name="Standard">This final section should list all relevant resources that you have consulted in researching your project. Each reference should also include a brief annotation. </text:p>
      <text:p text:style-name="Standard"/>
      <text:list xml:id="list6788869959703793222" text:style-name="WWNum3">
        <text:list-item>
          <text:p text:style-name="P29"><text:bookmark-start text:name="_Ref180721199"/><text:span text:style-name="T1">Sylvia Duckworth. A picture of a kitten at Hellifield Peel. </text:span><text:a xlink:type="simple" xlink:href="http://www.geograph.org.uk/photo/640959" text:style-name="Internet_20_link" text:visited-style-name="Visited_20_Internet_20_Link">http://www.geograph.org.uk/photo/640959</text:a><text:span text:style-name="T1">,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29"><text:span text:style-name="T1">Mark Neal, Jan Feyereisl, Rosario Rascun</text:span>à,<text:span text:style-name="T1"> and Xiaolei Wang. Don’t touch me, I’m fine: Robot autonomy using an artificial innate immune system. In </text:span><text:span text:style-name="T2">Proceedings of the 5th International Conference on Artificial Immune Systems</text:span><text:span text:style-name="T1">, pages 349–361. Springer, 2006.</text:span><text:bookmark-end text:name="_Ref180721199"/> <text:s/><text:line-break/><text:line-break/>This paper…<text:line-break/></text:p>
        </text:list-item>
        <text:list-item>
          <text:p text:style-name="P29"><text:bookmark-start text:name="_Ref180721201"/><text:span text:style-name="T1">W.H. Press et al. </text:span><text:span text:style-name="T2">Numerical recipes in C</text:span><text:span text:style-name="T1">. Cambridge University Press Cambridge, 1992.</text:span><text:bookmark-end text:name="_Ref180721201"/><text:span text:style-name="T1"><text:line-break/><text:line-break/>This is my annotation. I can add in comments that are in </text:span><text:span text:style-name="T4">bold</text:span><text:span text:style-name="T1"> and </text:span><text:span text:style-name="T2">italics</text:span><text:span text:style-name="T3"> </text:span><text:span text:style-name="T1">and then further content. <text:line-break/></text:span></text:p>
        </text:list-item>
        <text:list-item>
          <text:p text:style-name="P29"><text:bookmark-start text:name="_Ref180722753"/><text:span text:style-name="T1">Various. Fail blog. </text:span><text:a xlink:type="simple" xlink:href="http://www.failblog.org/" text:style-name="Internet_20_link" text:visited-style-name="Visited_20_Internet_20_Link">http://www.failblog.org/</text:a><text:span text:style-name="T1">, August 2011. Accessed August 2011.</text:span><text:bookmark-end text:name="_Ref180722753"/><text:span text:style-name="T1"><text:line-break/><text:line-break/>This is my annotation. I should add in a description here. </text:span></text:p>
        </text:list-item>
      </text:list>
      <text:p text:style-name="P14"/>
      <text:list xml:id="list1644004897" text:continue-numbering="true" text:style-name="WWNum3">
        <text:list-item>
          <text:p text:style-name="P29"><text:bookmark-start text:name="__RefNumPara__4145_1409587199"/><text:bookmark-start text:name="_Ref258235107"/><text:span text:style-name="T1">Apache Software Foundation (2014) “</text:span><text:span text:style-name="T2">Apache POI - the Java API for Microsoft Documents</text:span><text:span text:style-name="T1">” (Online) Available at: </text:span><text:a xlink:type="simple" xlink:href="http://poi.apache.org/" text:style-name="Internet_20_link" text:visited-style-name="Visited_20_Internet_20_Link">http://poi.apache.org</text:a><text:span text:style-name="T1"> Accessed: 14</text:span><text:span text:style-name="T8">th</text:span><text:span text:style-name="T1"> March 2014.</text:span><text:bookmark-end text:name="_Ref258235107"/><text:span text:style-name="T1"> </text:span><text:bookmark-end text:name="__RefNumPara__4145_1409587199"/></text:p>
        </text:list-item>
      </text:list>
      <text:p text:style-name="P2"/>
      <text:list xml:id="list2033666483" text:continue-numbering="true" text:style-name="WWNum3">
        <text:list-item>
          <text:p text:style-name="P29"><text:bookmark-start text:name="__RefNumPara__4147_1409587199"/><text:bookmark-start text:name="_Ref258235124"/><text:span text:style-name="T1">Apache Software Foundation (2004) “Apache License, Version 2.0” (Online) Available at: </text:span><text:a xlink:type="simple" xlink:href="http://www.apache.org/licenses/LICENSE-2.0" text:style-name="Internet_20_link" text:visited-style-name="Visited_20_Internet_20_Link">http://www.apache.org/licenses/LICENSE-2.0</text:a><text:span text:style-name="T1"> Accessed: 14th March 2014.</text:span><text:bookmark-end text:name="_Ref258235124"/><text:span text:style-name="T1"> <text:line-break/></text:span><text:bookmark-end text:name="__RefNumPara__4147_140958719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size="11pt" style:font-size-asian="11pt"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text-properties style:font-name="Times" fo:font-size="10pt" style:font-size-asian="10pt" style:language-asian="en" style:country-asian="US"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y Project Title<text:tab/><text:tab/>Your name (userid)</text:p>
      </style:header>
      <style:footer>
        <text:p text:style-name="MP1">Page <text:page-number text:select-page="current">11</text:page-number> of <text:span text:style-name="MT1">14</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17-02-28T23:47:12</meta:creation-date>
    <meta:editing-duration>PT1M39S</meta:editing-duration>
    <meta:generator>OpenOffice/4.1.1$Unix OpenOffice.org_project/411m6$Build-9775</meta:generator>
    <meta:initial-creator>Neil Taylor</meta:initial-creator>
    <dc:date>2017-02-28T23:48:50</dc:date>
    <dc:creator>Neil Taylor</dc:creator>
    <meta:document-statistic meta:table-count="0" meta:image-count="0" meta:object-count="0" meta:page-count="14" meta:paragraph-count="146" meta:word-count="2436" meta:character-count="147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